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4pt" fo:font-weight="bold" officeooo:rsid="000b2cff" officeooo:paragraph-rsid="000b2cff" style:font-size-asian="14pt" style:font-weight-asian="bold" style:font-size-complex="14pt" style:font-weight-complex="bold"/>
    </style:style>
    <style:style style:name="P2" style:family="paragraph" style:parent-style-name="Standard">
      <style:text-properties style:font-name="Georgia" fo:font-size="12pt" fo:font-weight="bold" officeooo:rsid="000b2cff" officeooo:paragraph-rsid="000b2cff" style:font-size-asian="10.5pt" style:font-weight-asian="bold" style:font-size-complex="12pt" style:font-weight-complex="bold"/>
    </style:style>
    <style:style style:name="P3" style:family="paragraph" style:parent-style-name="Standard">
      <style:text-properties style:font-name="Georgia" fo:font-size="12pt" fo:font-weight="bold" officeooo:rsid="00189f7e" officeooo:paragraph-rsid="00189f7e" style:font-size-asian="10.5pt" style:font-weight-asian="bold" style:font-size-complex="12pt" style:font-weight-complex="bold"/>
    </style:style>
    <style:style style:name="P4" style:family="paragraph" style:parent-style-name="Standard">
      <style:text-properties style:font-name="Georgia" fo:font-size="12pt" fo:font-weight="normal" officeooo:rsid="000b2cff" officeooo:paragraph-rsid="000b2cff" style:font-size-asian="10.5pt" style:font-weight-asian="normal" style:font-size-complex="12pt" style:font-weight-complex="normal"/>
    </style:style>
    <style:style style:name="P5" style:family="paragraph" style:parent-style-name="Standard">
      <style:text-properties style:font-name="Georgia" fo:font-size="12pt" fo:font-weight="normal" officeooo:rsid="000bb29d" officeooo:paragraph-rsid="000bb29d" style:font-size-asian="10.5pt" style:font-weight-asian="normal" style:font-size-complex="12pt" style:font-weight-complex="normal"/>
    </style:style>
    <style:style style:name="P6" style:family="paragraph" style:parent-style-name="Standard">
      <style:text-properties style:font-name="Georgia" fo:font-size="12pt" fo:font-weight="normal" officeooo:rsid="000e731f" officeooo:paragraph-rsid="000e731f" style:font-size-asian="10.5pt" style:font-weight-asian="normal" style:font-size-complex="12pt" style:font-weight-complex="normal"/>
    </style:style>
    <style:style style:name="P7" style:family="paragraph" style:parent-style-name="Standard">
      <style:text-properties style:font-name="Georgia" fo:font-size="12pt" fo:font-weight="normal" officeooo:rsid="000fa53f" officeooo:paragraph-rsid="000fa53f" style:font-size-asian="10.5pt" style:font-weight-asian="normal" style:font-size-complex="12pt" style:font-weight-complex="normal"/>
    </style:style>
    <style:style style:name="P8" style:family="paragraph" style:parent-style-name="Standard">
      <style:text-properties style:font-name="Georgia" fo:font-size="12pt" fo:font-weight="normal" officeooo:rsid="00110954" officeooo:paragraph-rsid="00110954" style:font-size-asian="10.5pt" style:font-weight-asian="normal" style:font-size-complex="12pt" style:font-weight-complex="normal"/>
    </style:style>
    <style:style style:name="P9" style:family="paragraph" style:parent-style-name="Standard">
      <style:text-properties style:font-name="Georgia" fo:font-size="12pt" fo:font-weight="normal" officeooo:rsid="0011fef9" officeooo:paragraph-rsid="0011fef9" style:font-size-asian="10.5pt" style:font-weight-asian="normal" style:font-size-complex="12pt" style:font-weight-complex="normal"/>
    </style:style>
    <style:style style:name="P10" style:family="paragraph" style:parent-style-name="Standard">
      <style:text-properties style:font-name="Georgia" fo:font-size="12pt" fo:font-weight="normal" officeooo:rsid="0013d0ca" officeooo:paragraph-rsid="001a9166" style:font-size-asian="10.5pt" style:font-weight-asian="normal" style:font-size-complex="12pt" style:font-weight-complex="normal"/>
    </style:style>
    <style:style style:name="P11" style:family="paragraph" style:parent-style-name="Standard">
      <style:text-properties style:font-name="Georgia" fo:font-size="12pt" fo:font-weight="normal" officeooo:rsid="00164d0e" officeooo:paragraph-rsid="00164d0e" style:font-size-asian="10.5pt" style:font-weight-asian="normal" style:font-size-complex="12pt" style:font-weight-complex="normal"/>
    </style:style>
    <style:style style:name="P12" style:family="paragraph" style:parent-style-name="Standard">
      <style:text-properties style:font-name="Georgia" fo:font-size="12pt" fo:font-weight="normal" officeooo:rsid="00189f7e" officeooo:paragraph-rsid="00189f7e" style:font-size-asian="10.5pt" style:font-weight-asian="normal" style:font-size-complex="12pt" style:font-weight-complex="normal"/>
    </style:style>
    <style:style style:name="P13" style:family="paragraph" style:parent-style-name="Standard">
      <style:text-properties style:font-name="Georgia" fo:font-size="12pt" fo:font-weight="normal" officeooo:rsid="00198f8f" officeooo:paragraph-rsid="00198f8f" style:font-size-asian="10.5pt" style:font-weight-asian="normal" style:font-size-complex="12pt" style:font-weight-complex="normal"/>
    </style:style>
    <style:style style:name="P14" style:family="paragraph" style:parent-style-name="Standard">
      <style:text-properties style:font-name="Georgia" fo:font-size="12pt" fo:font-weight="normal" officeooo:rsid="001be7f3" officeooo:paragraph-rsid="001be7f3" style:font-size-asian="10.5pt" style:font-weight-asian="normal" style:font-size-complex="12pt" style:font-weight-complex="normal"/>
    </style:style>
    <style:style style:name="P15" style:family="paragraph" style:parent-style-name="Standard">
      <style:text-properties style:font-name="Georgia" fo:font-size="12pt" fo:font-weight="normal" officeooo:rsid="001c304a" officeooo:paragraph-rsid="001c304a" style:font-size-asian="10.5pt" style:font-weight-asian="normal" style:font-size-complex="12pt" style:font-weight-complex="normal"/>
    </style:style>
    <style:style style:name="P16" style:family="paragraph" style:parent-style-name="Standard">
      <style:text-properties style:font-name="Georgia" fo:font-size="12pt" fo:font-weight="normal" officeooo:rsid="001c9322" officeooo:paragraph-rsid="001c9322" style:font-size-asian="10.5pt" style:font-weight-asian="normal" style:font-size-complex="12pt" style:font-weight-complex="normal"/>
    </style:style>
    <style:style style:name="P17" style:family="paragraph" style:parent-style-name="Standard">
      <style:text-properties style:font-name="Georgia" fo:font-size="12pt" fo:font-weight="normal" officeooo:rsid="001f8c7f" officeooo:paragraph-rsid="001f8c7f" style:font-size-asian="10.5pt" style:font-weight-asian="normal" style:font-size-complex="12pt" style:font-weight-complex="normal"/>
    </style:style>
    <style:style style:name="P18" style:family="paragraph" style:parent-style-name="Standard">
      <style:text-properties style:font-name="Georgia" fo:font-size="12pt" fo:font-weight="normal" officeooo:rsid="0028f0a4" officeooo:paragraph-rsid="0028f0a4" style:font-size-asian="10.5pt" style:font-weight-asian="normal" style:font-size-complex="12pt" style:font-weight-complex="normal"/>
    </style:style>
    <style:style style:name="P19" style:family="paragraph" style:parent-style-name="Standard">
      <style:text-properties style:font-name="Georgia" fo:font-size="12pt" fo:font-weight="normal" officeooo:rsid="002b697d" officeooo:paragraph-rsid="002b697d" style:font-size-asian="10.5pt" style:font-weight-asian="normal" style:font-size-complex="12pt" style:font-weight-complex="normal"/>
    </style:style>
    <style:style style:name="P20" style:family="paragraph" style:parent-style-name="Standard">
      <style:text-properties style:font-name="Georgia" fo:font-size="12pt" fo:font-weight="normal" officeooo:rsid="003019d3" officeooo:paragraph-rsid="003019d3" style:font-size-asian="10.5pt" style:font-weight-asian="normal" style:font-size-complex="12pt" style:font-weight-complex="normal"/>
    </style:style>
    <style:style style:name="P21" style:family="paragraph" style:parent-style-name="Standard">
      <style:text-properties style:font-name="Georgia" fo:font-size="12pt" style:text-underline-style="solid" style:text-underline-type="double" style:text-underline-width="auto" style:text-underline-color="font-color" fo:font-weight="normal" officeooo:rsid="001c9322" officeooo:paragraph-rsid="001c9322" style:font-size-asian="10.5pt" style:font-weight-asian="normal" style:font-size-complex="12pt" style:font-weight-complex="normal"/>
    </style:style>
    <style:style style:name="P22" style:family="paragraph" style:parent-style-name="Standard">
      <style:text-properties style:font-name="Georgia" fo:font-size="12pt" fo:font-weight="normal" officeooo:rsid="0033f53a" officeooo:paragraph-rsid="0033f53a" style:font-size-asian="10.5pt" style:font-weight-asian="normal" style:font-size-complex="12pt" style:font-weight-complex="normal"/>
    </style:style>
    <style:style style:name="P23" style:family="paragraph" style:parent-style-name="Standard">
      <style:text-properties style:font-name="Georgia" fo:font-size="12pt" fo:font-weight="bold" officeooo:rsid="0041a798" officeooo:paragraph-rsid="0041a798" style:font-size-asian="10.5pt" style:font-weight-asian="bold" style:font-size-complex="12pt" style:font-weight-complex="bold"/>
    </style:style>
    <style:style style:name="P24" style:family="paragraph" style:parent-style-name="Standard">
      <style:text-properties style:font-name="Georgia" fo:font-size="12pt" fo:font-weight="bold" officeooo:rsid="00434bfe" officeooo:paragraph-rsid="00434bfe" style:font-size-asian="10.5pt" style:font-weight-asian="bold" style:font-size-complex="12pt" style:font-weight-complex="bold"/>
    </style:style>
    <style:style style:name="P25" style:family="paragraph" style:parent-style-name="Standard">
      <style:text-properties style:font-name="Georgia" fo:font-size="12pt" fo:font-weight="bold" officeooo:rsid="0048c49c" officeooo:paragraph-rsid="0048c49c" style:font-size-asian="10.5pt" style:font-weight-asian="bold" style:font-size-complex="12pt" style:font-weight-complex="bold"/>
    </style:style>
    <style:style style:name="P26" style:family="paragraph" style:parent-style-name="Standard">
      <style:text-properties style:font-name="Georgia" fo:font-size="12pt" fo:font-weight="bold" officeooo:rsid="0048c49c" officeooo:paragraph-rsid="0059eb6e" style:font-size-asian="10.5pt" style:font-weight-asian="bold" style:font-size-complex="12pt" style:font-weight-complex="bold"/>
    </style:style>
    <style:style style:name="P27" style:family="paragraph" style:parent-style-name="Standard">
      <style:text-properties style:font-name="Georgia" fo:font-size="12pt" fo:font-weight="bold" officeooo:rsid="004bfe9e" officeooo:paragraph-rsid="004bfe9e" style:font-size-asian="10.5pt" style:font-weight-asian="bold" style:font-size-complex="12pt" style:font-weight-complex="bold"/>
    </style:style>
    <style:style style:name="P28" style:family="paragraph" style:parent-style-name="Standard">
      <style:text-properties style:font-name="Georgia" fo:font-size="12pt" fo:font-weight="bold" officeooo:rsid="0050ae46" officeooo:paragraph-rsid="0050ae46" style:font-size-asian="10.5pt" style:font-weight-asian="bold" style:font-size-complex="12pt" style:font-weight-complex="bold"/>
    </style:style>
    <style:style style:name="P29" style:family="paragraph" style:parent-style-name="Standard">
      <style:text-properties style:font-name="Georgia" fo:font-size="12pt" fo:font-weight="bold" officeooo:rsid="00559d22" officeooo:paragraph-rsid="00559d22" style:font-size-asian="10.5pt" style:font-weight-asian="bold" style:font-size-complex="12pt" style:font-weight-complex="bold"/>
    </style:style>
    <style:style style:name="P30" style:family="paragraph" style:parent-style-name="Standard">
      <style:text-properties style:font-name="Georgia" fo:font-size="12pt" fo:font-weight="bold" officeooo:rsid="0059eb6e" officeooo:paragraph-rsid="0059eb6e" style:font-size-asian="10.5pt" style:font-weight-asian="bold" style:font-size-complex="12pt" style:font-weight-complex="bold"/>
    </style:style>
    <style:style style:name="P31" style:family="paragraph" style:parent-style-name="Standard">
      <style:text-properties style:font-name="Georgia" fo:font-size="12pt" fo:font-style="normal" style:text-underline-style="none" fo:font-weight="normal" officeooo:rsid="00265a4a" officeooo:paragraph-rsid="00265a4a" style:font-size-asian="10.5pt" style:font-style-asian="normal" style:font-weight-asian="normal" style:font-size-complex="12pt" style:font-style-complex="normal" style:font-weight-complex="normal"/>
    </style:style>
    <style:style style:name="P32" style:family="paragraph" style:parent-style-name="Standard">
      <style:text-properties style:font-name="Georgia" fo:font-size="12pt" fo:font-style="normal" style:text-underline-style="none" fo:font-weight="normal" officeooo:rsid="005b0664" officeooo:paragraph-rsid="005b0664" style:font-size-asian="10.5pt" style:font-style-asian="normal" style:font-weight-asian="normal" style:font-size-complex="12pt" style:font-style-complex="normal" style:font-weight-complex="normal"/>
    </style:style>
    <style:style style:name="T1" style:family="text">
      <style:text-properties officeooo:rsid="000d57f7"/>
    </style:style>
    <style:style style:name="T2" style:family="text">
      <style:text-properties fo:font-style="italic" style:font-style-asian="italic" style:font-style-complex="italic"/>
    </style:style>
    <style:style style:name="T3" style:family="text">
      <style:text-properties fo:font-style="italic" officeooo:rsid="00293f09" style:font-style-asian="italic" style:font-style-complex="italic"/>
    </style:style>
    <style:style style:name="T4" style:family="text">
      <style:text-properties fo:font-style="italic" officeooo:rsid="0034d9d9" style:font-style-asian="italic" style:font-style-complex="italic"/>
    </style:style>
    <style:style style:name="T5" style:family="text">
      <style:text-properties officeooo:rsid="001e27db"/>
    </style:style>
    <style:style style:name="T6" style:family="text">
      <style:text-properties officeooo:rsid="001efee2"/>
    </style:style>
    <style:style style:name="T7" style:family="text">
      <style:text-properties officeooo:rsid="0022141f"/>
    </style:style>
    <style:style style:name="T8" style:family="text">
      <style:text-properties officeooo:rsid="0024a2e2"/>
    </style:style>
    <style:style style:name="T9" style:family="text">
      <style:text-properties officeooo:rsid="0026d26c"/>
    </style:style>
    <style:style style:name="T10" style:family="text">
      <style:text-properties officeooo:rsid="00293f09"/>
    </style:style>
    <style:style style:name="T11" style:family="text">
      <style:text-properties officeooo:rsid="002c5ccb"/>
    </style:style>
    <style:style style:name="T12" style:family="text">
      <style:text-properties officeooo:rsid="0030eab0"/>
    </style:style>
    <style:style style:name="T13" style:family="text">
      <style:text-properties officeooo:rsid="0034d9d9"/>
    </style:style>
    <style:style style:name="T14" style:family="text">
      <style:text-properties fo:font-style="normal" style:font-style-asian="normal" style:font-style-complex="normal"/>
    </style:style>
    <style:style style:name="T15" style:family="text">
      <style:text-properties fo:font-style="normal" officeooo:rsid="0034d9d9" style:font-style-asian="normal" style:font-style-complex="normal"/>
    </style:style>
    <style:style style:name="T16" style:family="text">
      <style:text-properties fo:font-style="normal" officeooo:rsid="00382c38" style:font-style-asian="normal" style:font-style-complex="normal"/>
    </style:style>
    <style:style style:name="T17" style:family="text">
      <style:text-properties fo:font-style="normal" officeooo:rsid="003a2034" style:font-style-asian="normal" style:font-style-complex="normal"/>
    </style:style>
    <style:style style:name="T18" style:family="text">
      <style:text-properties fo:font-style="normal" officeooo:rsid="003d2bcd" style:font-style-asian="normal" style:font-style-complex="normal"/>
    </style:style>
    <style:style style:name="T19" style:family="text">
      <style:text-properties fo:font-style="normal" officeooo:rsid="003e02f8" style:font-style-asian="normal" style:font-style-complex="normal"/>
    </style:style>
    <style:style style:name="T20" style:family="text">
      <style:text-properties fo:font-style="normal" officeooo:rsid="003facd5" style:font-style-asian="normal" style:font-style-complex="normal"/>
    </style:style>
    <style:style style:name="T21" style:family="text">
      <style:text-properties fo:font-style="normal" officeooo:rsid="0041352d"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42d68f" style:font-style-asian="normal" style:font-weight-asian="normal" style:font-style-complex="normal" style:font-weight-complex="normal"/>
    </style:style>
    <style:style style:name="T24" style:family="text">
      <style:text-properties fo:font-style="normal" fo:font-weight="normal" officeooo:rsid="00445be7" style:font-style-asian="normal" style:font-weight-asian="normal" style:font-style-complex="normal" style:font-weight-complex="normal"/>
    </style:style>
    <style:style style:name="T25" style:family="text">
      <style:text-properties fo:font-style="normal" fo:font-weight="normal" officeooo:rsid="0046498e" style:font-style-asian="normal" style:font-weight-asian="normal" style:font-style-complex="normal" style:font-weight-complex="normal"/>
    </style:style>
    <style:style style:name="T26" style:family="text">
      <style:text-properties fo:font-style="normal" fo:font-weight="normal" officeooo:rsid="004808bf" style:font-style-asian="normal" style:font-weight-asian="normal" style:font-style-complex="normal" style:font-weight-complex="normal"/>
    </style:style>
    <style:style style:name="T27" style:family="text">
      <style:text-properties fo:font-style="normal" fo:font-weight="normal" officeooo:rsid="0048f3b4" style:font-style-asian="normal" style:font-weight-asian="normal" style:font-style-complex="normal" style:font-weight-complex="normal"/>
    </style:style>
    <style:style style:name="T28" style:family="text">
      <style:text-properties fo:font-style="normal" fo:font-weight="normal" officeooo:rsid="004915ec" style:font-style-asian="normal" style:font-weight-asian="normal" style:font-style-complex="normal" style:font-weight-complex="normal"/>
    </style:style>
    <style:style style:name="T29" style:family="text">
      <style:text-properties fo:font-style="normal" fo:font-weight="normal" officeooo:rsid="004aca08" style:font-style-asian="normal" style:font-weight-asian="normal" style:font-style-complex="normal" style:font-weight-complex="normal"/>
    </style:style>
    <style:style style:name="T30" style:family="text">
      <style:text-properties fo:font-style="normal" fo:font-weight="normal" officeooo:rsid="004c1ce9" style:font-style-asian="normal" style:font-weight-asian="normal" style:font-style-complex="normal" style:font-weight-complex="normal"/>
    </style:style>
    <style:style style:name="T31" style:family="text">
      <style:text-properties fo:font-style="normal" fo:font-weight="normal" officeooo:rsid="004d43b4" style:font-style-asian="normal" style:font-weight-asian="normal" style:font-style-complex="normal" style:font-weight-complex="normal"/>
    </style:style>
    <style:style style:name="T32" style:family="text">
      <style:text-properties fo:font-style="normal" fo:font-weight="normal" officeooo:rsid="004ed0ba" style:font-style-asian="normal" style:font-weight-asian="normal" style:font-style-complex="normal" style:font-weight-complex="normal"/>
    </style:style>
    <style:style style:name="T33" style:family="text">
      <style:text-properties fo:font-style="normal" fo:font-weight="normal" officeooo:rsid="00503fee" style:font-style-asian="normal" style:font-weight-asian="normal" style:font-style-complex="normal" style:font-weight-complex="normal"/>
    </style:style>
    <style:style style:name="T34" style:family="text">
      <style:text-properties fo:font-style="normal" fo:font-weight="normal" officeooo:rsid="00520480" style:font-style-asian="normal" style:font-weight-asian="normal" style:font-style-complex="normal" style:font-weight-complex="normal"/>
    </style:style>
    <style:style style:name="T35" style:family="text">
      <style:text-properties fo:font-style="normal" fo:font-weight="normal" officeooo:rsid="00533195" style:font-style-asian="normal" style:font-weight-asian="normal" style:font-style-complex="normal" style:font-weight-complex="normal"/>
    </style:style>
    <style:style style:name="T36" style:family="text">
      <style:text-properties fo:font-style="normal" fo:font-weight="normal" officeooo:rsid="00548799" style:font-style-asian="normal" style:font-weight-asian="normal" style:font-style-complex="normal" style:font-weight-complex="normal"/>
    </style:style>
    <style:style style:name="T37" style:family="text">
      <style:text-properties fo:font-style="normal" fo:font-weight="normal" officeooo:rsid="00574b44" style:font-style-asian="normal" style:font-weight-asian="normal" style:font-style-complex="normal" style:font-weight-complex="normal"/>
    </style:style>
    <style:style style:name="T38" style:family="text">
      <style:text-properties fo:font-style="normal" fo:font-weight="normal" officeooo:rsid="0057bfe7" style:font-style-asian="normal" style:font-weight-asian="normal" style:font-style-complex="normal" style:font-weight-complex="normal"/>
    </style:style>
    <style:style style:name="T39" style:family="text">
      <style:text-properties fo:font-style="normal" fo:font-weight="normal" officeooo:rsid="0059229e" style:font-style-asian="normal" style:font-weight-asian="normal" style:font-style-complex="normal" style:font-weight-complex="normal"/>
    </style:style>
    <style:style style:name="T40" style:family="text">
      <style:text-properties fo:font-style="normal" fo:font-weight="normal" officeooo:rsid="005a46ba" style:font-style-asian="normal" style:font-weight-asian="normal" style:font-style-complex="normal" style:font-weight-complex="normal"/>
    </style:style>
    <style:style style:name="T41" style:family="text">
      <style:text-properties officeooo:rsid="005c53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hwarmintelligenz</text:p>
      <text:p text:style-name="P1"/>
      <text:p text:style-name="P2">Vorarbeit</text:p>
      <text:p text:style-name="P4">Die Elemente brauchen einen Bezugspunkt (kein Verlassen des Bildschirms)</text:p>
      <text:p text:style-name="P5"/>
      <text:p text:style-name="P5">Fluchtrichtung entgegengesetzt dem Feind + Zufallselement, <text:span text:style-name="T1">zur Synchronisation muss die Fluchtrichtung auch mit den benachbarten Artgenossen übereinstimmen</text:span></text:p>
      <text:p text:style-name="P6"/>
      <text:p text:style-name="P6"><text:span text:style-name="T1">J</text:span>e näher die Artgenossen sich befinden, desto stärker wirkt deren Richtungsbeeinflussung.</text:p>
      <text:p text:style-name="P7"/>
      <text:p text:style-name="P7">Die Nähe des Feindes bestimmt, in wiefern die Partikel sich an ihren Nachbarn orientieren. Je näher der Feind, desto wichtiger ist die Individualverhalten, <text:span text:style-name="T8">d.h. man könnte wie folgt vorgehen: Die Partikel streben immer mehr die genau entgegensetzte Richtung zum Jäger an. Fluchtgeschwindigkeit könnte auch mit der Nähe zum Jäger steigen</text:span></text:p>
      <text:p text:style-name="P6"/>
      <text:p text:style-name="P8">Schwarmliebe sollte ein Faktor sein → Partikel suchen lieber die Nähe des Schwarms statt den leeren Raum</text:p>
      <text:p text:style-name="P8"/>
      <text:p text:style-name="P9">Natur nachbilden: Partikel haben kaum Kenntnis über Schwarm oder Umwelt → Nur direkte Umgebung ist interessant</text:p>
      <text:p text:style-name="P9"/>
      <text:p text:style-name="P11">Idee von Daniel Schwamm: Außenwelt als Sphäre darstellen, Textur (Wasser oder so) darauf klatschen</text:p>
      <text:p text:style-name="P11"/>
      <text:p text:style-name="P13">Wichtig ist die Frage, ob der Beobachter eine Rolle spielen soll oder nicht → Richtungsvektor</text:p>
      <text:p text:style-name="P13"/>
      <text:p text:style-name="P17">Ermittlung des Richtungsvektors zwischen zwei Punkten ganz einfach durch Su<text:span text:style-name="T7">b</text:span>traktion dieser beiden Punkte →<text:span text:style-name="T7"> Abhauen vom Jäger</text:span></text:p>
      <text:p text:style-name="P3"/>
      <text:p text:style-name="P3">Ideen zur Implementierung</text:p>
      <text:p text:style-name="P12">Anziehung zu anderen Partikeln nur bis zu einer gewissen Nähe. Ab dann sollten sie sich abstoßen → Vermeidung von Partikelklumpen</text:p>
      <text:p text:style-name="P11"/>
      <text:p text:style-name="P10">Relevante Zustände der Partikel sind ihre Position<text:span text:style-name="T6">(3D-Vektor)</text:span>, Geschwindigkeit und Bewegungsrichtung.</text:p>
      <text:p text:style-name="P10"/>
      <text:p text:style-name="P14">Funktionen: draw(), <text:span text:style-name="T5">getNextPos()</text:span></text:p>
      <text:p text:style-name="P14"/>
      <text:p text:style-name="P15">Welches Grundobjekt wollen als Darstellung verwenden? <text:span text:style-name="T9">Daniel empfiehlt Polygone wegen der Dreiecksdarstellung ähnlich zu Fischen und der wenig komplexen Rechenleistung</text:span></text:p>
      <text:p text:style-name="P15"/>
      <text:p text:style-name="P18">Wenn wir uns auf die Dreiecksdarstellung einigen, müssen wir noch beachten, dass es eine Vorderseite (die Spitze) gibt. Daher müssten wir schauen, <text:span text:style-name="T10">dass wir die Polygone jeweils um den richtigen Richtungswinkel rotieren lassen müssen (Daniel empfiehlt </text:span><text:span text:style-name="T3">glRotatef()</text:span><text:span text:style-name="T10">)</text:span></text:p>
      <text:p text:style-name="P19"><text:span text:style-name="T10">A</text:span>llerdings braucht die Funktion einen Winkel für jede einzelne Achse, der erstmal berechnet werden muss. <text:span text:style-name="T11">ArcTan (FluchtVektor.Y / FluchtVektor.X) ist wohl angeblich die Formel für die Y-Achse. Habe ich aber noch nicht nachgerechnet sondern erstmal einfach nur übernommen. Im Nachhinein schreibt er noch davon, dass man gar nicht rotieren müsse, sondern einfach das Polygon in Richtung des Fluchtvektors neu zeichnen könnte, was die ganze Angelegenheit dann wohl doch wieder einfach macht. Er geht dabei wie folgt vor:</text:span></text:p>
      <text:p text:style-name="P20"><text:soft-page-break/><text:span text:style-name="T11">R</text:span>ichtungsvektor wird normiert (Länge auf 1 gebracht) und anschließend auf die Größe des Partikels skaliert. <text:span text:style-name="T12">Fluchtvektor wird dann mit dem aktuellen Positionsvektor addiert und wir erhalten die Position der Spitze. Dann brauchen wir nur noch das Polygon von der aktuellen Position bis zur ermittelten Position der Spitze zu zeichnen.</text:span></text:p>
      <text:p text:style-name="P20"/>
      <text:p text:style-name="P22"><text:span text:style-name="T12">D</text:span>as nächste Problem scheint das Erzeugen einer Kreisbahn zu sein. <text:span text:style-name="T13">Lässt sich leider aber auch nicht mit </text:span><text:span text:style-name="T4">glRotatef() </text:span><text:span text:style-name="T15">lösen, in dem die Partikel immer um </text:span><text:span text:style-name="T16">eine zufälligen </text:span><text:span text:style-name="T15">Grad</text:span><text:span text:style-name="T17">zahl (bei Daniel zwischen -10 und 10)</text:span><text:span text:style-name="T15"> gedreht werden </text:span><text:span text:style-name="T18">weil sich hierbei die Spitzen nicht mehr mit bewegen. </text:span><text:span text:style-name="T19">Daniel empfiehlt die zweifaceh Anwendung des Kreuzprodukts. </text:span><text:span text:style-name="T20">Positionsvektor und neuer Richtungsvektor bilden das Kreuzprodukt, </text:span><text:span text:style-name="T21">aus diesem Vektor und dem Positionsvektor wird nun erneut das Kreuzprodukt erzeugt und das Partikel um einen „Schritt“ bewegt werden.</text:span></text:p>
      <text:p text:style-name="P23"><text:span text:style-name="T21">E</text:span><text:span text:style-name="T14">r räumt allerdings ein, dass diese ganze Berechnung wohl mathematischer Unfug sein könnte. </text:span><text:span text:style-name="T23">Wenn wir hier also unsere eigenen Ideen einbringen, könnte das von Vorteil sein.</text:span></text:p>
      <text:p text:style-name="P23"><text:span text:style-name="T23"/></text:p>
      <text:p text:style-name="P24"><text:span text:style-name="T23">D</text:span><text:span text:style-name="T22">istanz zu anderen Partikeln: Es könnte sich als zu rechenaufwändig erweisen, wenn wir jeden eigenen Partikel die unmittelbare Umgebung überprüfen lassen. </text:span><text:span text:style-name="T24">Daniel benutzt ein Raster, also ein 3-dimensionales IntegerArray, in dem er speichert, wie viele Partikel sich bereits in welchem Quadranten befinden, </text:span><text:span text:style-name="T25">um hieraus zu berechnen, </text:span><text:span text:style-name="T26">ob eine „Panikreaktion“ erfolgen soll oder nicht.</text:span></text:p>
      <text:p text:style-name="P24"><text:span text:style-name="T26"/></text:p>
      <text:p text:style-name="P26"><text:span text:style-name="T26">M</text:span><text:span text:style-name="T22">an kann einen Trägheitszähler einbauen, der solange Dekrementiert wird, bis er auf 0 steht und es dem Partikel erst dann ermöglicht, </text:span><text:span text:style-name="T38">seine Richtung zu </text:span><text:span text:style-name="T39">ä</text:span><text:span text:style-name="T38">ndern</text:span><text:span text:style-name="T22">. </text:span><text:span text:style-name="T27">Dieser müsste dann nach der Bewegung wieder auf den Startwert gebracht werden. </text:span><text:span text:style-name="T28">Meine Idee hierzu: Pro Partikel einmal einen zufälligen Trägheitswert bestimmen </text:span><text:span text:style-name="T29">um eine gewisse Varianz mit einzubauen </text:span><text:span text:style-name="T33">oder aber per Zufall auslösen, ob Partikel überhaupt einen Trägheitswert erhält. </text:span><text:span text:style-name="T36">Beeinflusst durch einen Fluchtfaktor.</text:span></text:p>
      <text:p text:style-name="P25"><text:span text:style-name="T36"/></text:p>
      <text:p text:style-name="P29"><text:span text:style-name="T36">F</text:span><text:span text:style-name="T22">ür sehr sinnvoll erachte ich seine Idee, die Partikel unterschiedlich einzufärben, je nachdem, in welchem Modus sie sich gerade befinden (z.B. Flucht/Normal/Träge/</text:span><text:span text:style-name="T37">Zu viele NachbarPartikel</text:span><text:span text:style-name="T22">)</text:span></text:p>
      <text:p text:style-name="P29"><text:span text:style-name="T22"/></text:p>
      <text:p text:style-name="P28"><text:span text:style-name="T33">B</text:span><text:span text:style-name="T22">erechnung der Richtung sollte anhand der alten Richtung erfolgen. </text:span><text:span text:style-name="T34">Addiert mit dem neuen Richtungsvektor (diesen </text:span><text:span text:style-name="T35">vorher </text:span><text:span text:style-name="T34">skaliert mit dem Zufallswert * Individualverhalten</text:span><text:span text:style-name="T35">)</text:span></text:p>
      <text:p text:style-name="P30"><text:span text:style-name="T35">D</text:span><text:span text:style-name="T22">ie Beeinflussung der Richtung durch benachbarte Partikel könnte sich ebenso als als sehr rechenaufwändig erweisen. Er hat auch hier wieder mit einem Raster gearbeitet und in jeder Box den durchschnittlichen Richtungsvektor errechnet und diesen seinen Einfluss üben lassen. </text:span><text:span text:style-name="T40">Wenn ich das richtig verstehe, hat er hier sogar die Anzahl der Teilchen in die Berechnung mit einfließen lassen.</text:span></text:p>
      <text:p text:style-name="P25"><text:span text:style-name="T29"/></text:p>
      <text:p text:style-name="P27"><text:span text:style-name="T29">E</text:span><text:span text:style-name="T22">inbettung des Individualverhaltens: </text:span><text:span text:style-name="T30">Viele Werte für die Bewegung werden ja zufällig bestimmt. </text:span><text:span text:style-name="T31">Man könnte Individualverhalten dadurch simulieren, </text:span><text:span text:style-name="T32">dass diese Werte mit einem Faktor versehen werden, der die Individualität darstellt. Je geringer sie ausfällt desto weniger Gewicht haben die zufälligen Anteile an der Berechnung.</text:span></text:p>
      <text:p text:style-name="P16"/>
      <text:p text:style-name="P16">Bei der Zeichnung müssen wir beachten das (zumindest bei Daniel Schwarm) OpenGL von der letzten Position aus zeichnet. Entscheiden wir uns also dazu, den Initialzustand des Schwarms per Zufall zu bestimmen, sollten wir uns überlegen, wie wir das umgehen können. Er benutzt hierzu die OpenGL Funktionen <text:span text:style-name="T2">glPushMatrix</text:span>() und <text:span text:style-name="T2">glPopMatrix</text:span>()</text:p>
      <text:p text:style-name="P21"/>
      <text:p text:style-name="P31">Flüchten: Ab gewissem Abstand zum Jäger wird ein Fluchtvektor errechnet, der mit dem eigentlichen Richtungsvektor zusammengeführt wird (stärker, je näher der Jäger)</text:p>
      <text:p text:style-name="P32"><text:soft-page-break/>Bezugspunkte setzen: <text:span text:style-name="T41">In Objekt auslagern, damit der Schwarm später lenkbar 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15:46:29.003000000</meta:creation-date>
    <dc:date>2015-05-26T18:32:02.655000000</dc:date>
    <meta:editing-duration>PT1H39M21S</meta:editing-duration>
    <meta:editing-cycles>84</meta:editing-cycles>
    <meta:generator>LibreOffice/4.1.1.2$Windows_x86 LibreOffice_project/7e4286b58adc75a14f6d83f53a03b6c11fa2903</meta:generator>
    <meta:document-statistic meta:table-count="0" meta:image-count="0" meta:object-count="0" meta:page-count="3" meta:paragraph-count="30" meta:word-count="841" meta:character-count="5992" meta:non-whitespace-character-count="5181"/>
  </office:meta>
</office:document-meta>
</file>